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 draw:visible-area-top="0cm" draw:visible-area-width="10cm" draw:visible-area-height="10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fore<draw:frame draw:style-name="fr1" draw:name="Objekt1" text:anchor-type="as-char" svg:width="1.247cm" svg:height="1.247cm" draw:z-index="0"><draw:object-ole xlink:href="./Object 1" xlink:type="simple" xlink:show="embed" xlink:actuate="onLoad"/><draw:image xlink:href="./ObjectReplacements/Object 1" xlink:type="simple" xlink:show="embed" xlink:actuate="onLoad"/><svg:title> Embedded object: OLE object</svg:title><svg:desc>OLE-object</svg:desc></draw:frame>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1:36:14.1305285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6.2.0.0.alpha0$Linux_X86_64 LibreOffice_project/ce1d0fd8da41798ab91228cd4fd7e0d713b20e0e</meta:generator>
  </office:meta>
</office:document-meta>
</file>